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4ec" officeooo:paragraph-rsid="001bb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n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37:14.318269337</meta:creation-date>
    <dc:date>2018-11-15T15:37:29.133523783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